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livré à les à chefs sacrificateurs et à lettrés, et jugeront contre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jugé contre,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livré à les à chefs sacrificateurs et à les à lettrés, et jugeront contre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917" meta:character-count="1176756" meta:non-whitespace-character-count="950824"/>
    <meta:generator>LibreOffice/7.2.4.1$Windows_X86_64 LibreOffice_project/27d75539669ac387bb498e35313b970b7fe9c4f9</meta:generator>
    <meta:user-defined meta:name="viewport">width=device-width, initial-scale=1</meta:user-defined>
  </office:meta>
</office:document-meta>
</file>